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Monaco for Powerline" svg:font-family="'Monac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aco for Powerline" fo:font-size="15pt" officeooo:rsid="000ebe19" officeooo:paragraph-rsid="000ebe19" style:font-size-asian="13.1000003814697pt" style:font-size-complex="15pt"/>
    </style:style>
    <style:style style:name="P2" style:family="paragraph" style:parent-style-name="Standard">
      <style:text-properties style:font-name="Monaco for Powerline" fo:font-size="12pt" style:text-underline-style="none" fo:font-weight="normal" officeooo:rsid="000ebe19" officeooo:paragraph-rsid="000ebe19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Monaco for Powerline" fo:font-size="14pt" style:text-underline-style="none" fo:font-weight="bold" officeooo:rsid="000ebe19" officeooo:paragraph-rsid="000ebe19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Monaco for Powerline" fo:font-size="14pt" style:text-underline-style="none" fo:font-weight="bold" officeooo:rsid="002dd73b" officeooo:paragraph-rsid="002dd73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Monaco for Powerline" fo:font-size="14pt" style:text-underline-style="none" fo:font-weight="bold" officeooo:rsid="0030eb24" officeooo:paragraph-rsid="0030eb24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Monaco for Powerline" fo:font-size="14pt" style:text-underline-style="none" fo:font-weight="bold" officeooo:rsid="00763222" officeooo:paragraph-rsid="00763222" style:font-size-asian="12.25pt" style:font-weight-asian="bold" style:font-size-complex="14pt" style:font-weight-complex="bold"/>
    </style:style>
    <style:style style:name="P7" style:family="paragraph" style:parent-style-name="Standard">
      <style:text-properties style:font-name="Monaco for Powerline" fo:font-size="14pt" style:text-underline-style="none" fo:font-weight="bold" officeooo:rsid="00763222" officeooo:paragraph-rsid="0089bf8e" style:font-size-asian="12.25pt" style:font-weight-asian="bold" style:font-size-complex="14pt" style:font-weight-complex="bold"/>
    </style:style>
    <style:style style:name="P8" style:family="paragraph" style:parent-style-name="Standard">
      <style:text-properties style:font-name="Monaco for Powerline" fo:font-size="14pt" style:text-underline-style="none" fo:font-weight="bold" officeooo:rsid="00763222" officeooo:paragraph-rsid="008c3895" style:font-size-asian="12.25pt" style:font-weight-asian="bold" style:font-size-complex="14pt" style:font-weight-complex="bold"/>
    </style:style>
    <style:style style:name="P9" style:family="paragraph" style:parent-style-name="Standard">
      <style:text-properties style:font-name="Monaco for Powerline" fo:font-size="14pt" style:text-underline-style="none" fo:font-weight="bold" officeooo:rsid="00763222" officeooo:paragraph-rsid="008c8c5a" style:font-size-asian="12.25pt" style:font-weight-asian="bold" style:font-size-complex="14pt" style:font-weight-complex="bold"/>
    </style:style>
    <style:style style:name="P10" style:family="paragraph" style:parent-style-name="Standard">
      <style:text-properties style:font-name="Monaco for Powerline" fo:font-size="14pt" style:text-underline-style="none" fo:font-weight="bold" officeooo:rsid="00763222" officeooo:paragraph-rsid="008d0d49" style:font-size-asian="12.25pt" style:font-weight-asian="bold" style:font-size-complex="14pt" style:font-weight-complex="bold"/>
    </style:style>
    <style:style style:name="P11" style:family="paragraph" style:parent-style-name="Standard">
      <style:text-properties style:font-name="Monaco for Powerline" fo:font-size="14pt" style:text-underline-style="none" fo:font-weight="bold" officeooo:rsid="00763222" officeooo:paragraph-rsid="008ff242" style:font-size-asian="12.25pt" style:font-weight-asian="bold" style:font-size-complex="14pt" style:font-weight-complex="bold"/>
    </style:style>
    <style:style style:name="P12" style:family="paragraph" style:parent-style-name="Standard">
      <style:text-properties style:font-name="Monaco for Powerline" fo:font-size="14pt" style:text-underline-style="none" fo:font-weight="bold" officeooo:rsid="00763222" officeooo:paragraph-rsid="00a2e438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Monaco for Powerline" fo:font-size="14pt" style:text-underline-style="none" fo:font-weight="bold" officeooo:rsid="008a8590" officeooo:paragraph-rsid="008a8590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Monaco for Powerline" fo:font-size="14pt" style:text-underline-style="none" fo:font-weight="bold" officeooo:rsid="008a8590" officeooo:paragraph-rsid="008ff242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Monaco for Powerline" fo:font-size="14pt" style:text-underline-style="none" fo:font-weight="bold" officeooo:rsid="008d0d49" officeooo:paragraph-rsid="008d0d49" style:font-size-asian="12.25pt" style:font-weight-asian="bold" style:font-size-complex="14pt" style:font-weight-complex="bold"/>
    </style:style>
    <style:style style:name="P16" style:family="paragraph" style:parent-style-name="Standard">
      <style:text-properties style:font-name="Monaco for Powerline" fo:font-size="14pt" style:text-underline-style="none" fo:font-weight="bold" officeooo:rsid="008ef141" officeooo:paragraph-rsid="008ef141" style:font-size-asian="12.25pt" style:font-weight-asian="bold" style:font-size-complex="14pt" style:font-weight-complex="bold"/>
    </style:style>
    <style:style style:name="P17" style:family="paragraph" style:parent-style-name="Standard">
      <style:text-properties style:font-name="Monaco for Powerline" fo:font-size="14pt" style:text-underline-style="none" fo:font-weight="bold" officeooo:rsid="00927f5d" officeooo:paragraph-rsid="00927f5d" style:font-size-asian="12.25pt" style:font-weight-asian="bold" style:font-size-complex="14pt" style:font-weight-complex="bold"/>
    </style:style>
    <style:style style:name="P18" style:family="paragraph" style:parent-style-name="Standard">
      <style:text-properties style:font-name="Monaco for Powerline" fo:font-size="14pt" style:text-underline-style="none" fo:font-weight="bold" officeooo:rsid="00927f5d" officeooo:paragraph-rsid="00b2aab6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Monaco for Powerline" fo:font-size="14pt" style:text-underline-style="none" fo:font-weight="bold" officeooo:rsid="0092b160" officeooo:paragraph-rsid="0092b160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Monaco for Powerline" fo:font-size="14pt" style:text-underline-style="none" fo:font-weight="bold" officeooo:rsid="0093bfe3" officeooo:paragraph-rsid="0093bfe3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Monaco for Powerline" fo:font-size="14pt" style:text-underline-style="none" fo:font-weight="bold" officeooo:rsid="0095b373" officeooo:paragraph-rsid="0095b373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Monaco for Powerline" fo:font-size="14pt" style:text-underline-style="none" fo:font-weight="bold" officeooo:rsid="009b6479" officeooo:paragraph-rsid="009b6479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Monaco for Powerline" fo:font-size="14pt" style:text-underline-style="none" fo:font-weight="bold" officeooo:rsid="009c6099" officeooo:paragraph-rsid="009c6099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Monaco for Powerline" fo:font-size="14pt" style:text-underline-style="none" fo:font-weight="bold" officeooo:rsid="00a05a75" officeooo:paragraph-rsid="00a05a75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Monaco for Powerline" fo:font-size="14pt" style:text-underline-style="none" fo:font-weight="bold" officeooo:rsid="00a05a75" officeooo:paragraph-rsid="00a1648b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Monaco for Powerline" fo:font-size="14pt" style:text-underline-style="none" fo:font-weight="bold" officeooo:rsid="00a2e438" officeooo:paragraph-rsid="00a2e438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Monaco for Powerline" fo:font-size="14pt" style:text-underline-style="none" fo:font-weight="bold" officeooo:rsid="00a5fdb3" officeooo:paragraph-rsid="00a5fdb3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Monaco for Powerline" fo:font-size="14pt" style:text-underline-style="none" fo:font-weight="bold" officeooo:rsid="00a72e26" officeooo:paragraph-rsid="00a72e26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Monaco for Powerline" fo:font-size="14pt" style:text-underline-style="none" fo:font-weight="bold" officeooo:rsid="00a7f774" officeooo:paragraph-rsid="00a7f774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Monaco for Powerline" fo:font-size="14pt" style:text-underline-style="none" fo:font-weight="bold" officeooo:rsid="00ae629f" officeooo:paragraph-rsid="00ae629f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Monaco for Powerline" fo:font-size="14pt" style:text-underline-style="none" fo:font-weight="bold" officeooo:rsid="00b63b06" officeooo:paragraph-rsid="00b63b06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Monaco for Powerline" fo:font-size="14pt" style:text-underline-style="none" fo:font-weight="bold" officeooo:rsid="00b7ea9d" officeooo:paragraph-rsid="00b7ea9d" style:font-size-asian="12.25pt" style:font-weight-asian="bold" style:font-size-complex="14pt" style:font-weight-complex="bold"/>
    </style:style>
    <style:style style:name="P33" style:family="paragraph" style:parent-style-name="Standard">
      <style:text-properties style:font-name="Monaco for Powerline" fo:font-size="14pt" style:text-underline-style="none" fo:font-weight="bold" officeooo:rsid="00b90830" officeooo:paragraph-rsid="00b90830" style:font-size-asian="12.25pt" style:font-weight-asian="bold" style:font-size-complex="14pt" style:font-weight-complex="bold"/>
    </style:style>
    <style:style style:name="P34" style:family="paragraph" style:parent-style-name="Standard">
      <style:text-properties style:font-name="Monaco for Powerline" fo:font-size="14pt" style:text-underline-style="none" fo:font-weight="bold" officeooo:rsid="00c2b0fa" officeooo:paragraph-rsid="00b90830" style:font-size-asian="12.25pt" style:font-weight-asian="bold" style:font-size-complex="14pt" style:font-weight-complex="bold"/>
    </style:style>
    <style:style style:name="P35" style:family="paragraph" style:parent-style-name="Standard">
      <style:text-properties style:font-name="Monaco for Powerline" fo:font-size="14pt" style:text-underline-style="none" fo:font-weight="bold" officeooo:rsid="00c2b0fa" officeooo:paragraph-rsid="00c37bee" style:font-size-asian="12.25pt" style:font-weight-asian="bold" style:font-size-complex="14pt" style:font-weight-complex="bold"/>
    </style:style>
    <style:style style:name="P36" style:family="paragraph" style:parent-style-name="Standard">
      <style:text-properties style:font-name="Monaco for Powerline" fo:font-size="14pt" style:text-underline-style="none" fo:font-weight="bold" officeooo:rsid="00c7ae60" officeooo:paragraph-rsid="00c7ae60" style:font-size-asian="12.25pt" style:font-weight-asian="bold" style:font-size-complex="14pt" style:font-weight-complex="bold"/>
    </style:style>
    <style:style style:name="P37" style:family="paragraph" style:parent-style-name="Standard">
      <style:text-properties style:font-name="Monaco for Powerline" fo:font-size="14pt" style:text-underline-style="none" fo:font-weight="bold" officeooo:rsid="00ca3ad0" officeooo:paragraph-rsid="00ca3ad0" style:font-size-asian="12.25pt" style:font-weight-asian="bold" style:font-size-complex="14pt" style:font-weight-complex="bold"/>
    </style:style>
    <style:style style:name="P38" style:family="paragraph" style:parent-style-name="Standard">
      <style:text-properties style:font-name="Monaco for Powerline" fo:font-size="14pt" style:text-underline-style="none" fo:font-weight="bold" officeooo:rsid="00ccfaca" officeooo:paragraph-rsid="00ccfaca" style:font-size-asian="12.25pt" style:font-weight-asian="bold" style:font-size-complex="14pt" style:font-weight-complex="bold"/>
    </style:style>
    <style:style style:name="P39" style:family="paragraph" style:parent-style-name="Standard">
      <style:text-properties style:font-name="Monaco for Powerline" fo:font-size="14pt" style:text-underline-style="none" fo:font-weight="bold" officeooo:rsid="00ccfaca" officeooo:paragraph-rsid="00d6f32d" style:font-size-asian="12.25pt" style:font-weight-asian="bold" style:font-size-complex="14pt" style:font-weight-complex="bold"/>
    </style:style>
    <style:style style:name="P40" style:family="paragraph" style:parent-style-name="Standard">
      <style:text-properties style:font-name="Monaco for Powerline" fo:font-size="14pt" style:text-underline-style="none" fo:font-weight="bold" officeooo:rsid="00ce56c7" officeooo:paragraph-rsid="00ce56c7" style:font-size-asian="12.25pt" style:font-weight-asian="bold" style:font-size-complex="14pt" style:font-weight-complex="bold"/>
    </style:style>
    <style:style style:name="P41" style:family="paragraph" style:parent-style-name="Standard">
      <style:text-properties style:font-name="Monaco for Powerline" fo:font-size="14pt" style:text-underline-style="none" fo:font-weight="normal" officeooo:rsid="000ebe19" officeooo:paragraph-rsid="000ebe19" style:font-size-asian="12.25pt" style:font-weight-asian="normal" style:font-size-complex="14pt" style:font-weight-complex="normal"/>
    </style:style>
    <style:style style:name="P42" style:family="paragraph" style:parent-style-name="Standard">
      <style:text-properties style:font-name="Monaco for Powerline" fo:font-size="14pt" style:text-underline-style="none" fo:font-weight="normal" officeooo:rsid="0030eb24" officeooo:paragraph-rsid="0030eb24" style:font-size-asian="12.25pt" style:font-weight-asian="normal" style:font-size-complex="14pt" style:font-weight-complex="normal"/>
    </style:style>
    <style:style style:name="P43" style:family="paragraph" style:parent-style-name="Standard" style:list-style-name="L1">
      <style:text-properties style:font-name="Monaco for Powerline" fo:font-size="12pt" style:text-underline-style="none" fo:font-weight="normal" officeooo:rsid="0035837f" officeooo:paragraph-rsid="0035837f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text-properties style:font-name="Monaco for Powerline" fo:font-size="12pt" style:text-underline-style="none" fo:font-weight="normal" officeooo:rsid="0039ad3e" officeooo:paragraph-rsid="0039ad3e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text-properties style:font-name="Monaco for Powerline" fo:font-size="12pt" style:text-underline-style="none" fo:font-weight="normal" officeooo:rsid="003e3f71" officeooo:paragraph-rsid="003e3f71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text-properties style:font-name="Monaco for Powerline" fo:font-size="12pt" style:text-underline-style="none" fo:font-weight="normal" officeooo:rsid="003e3f71" officeooo:paragraph-rsid="003f76c0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Monaco for Powerline" fo:font-size="12pt" style:text-underline-style="none" fo:font-weight="normal" officeooo:rsid="003e3f71" officeooo:paragraph-rsid="003f76c0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Monaco for Powerline" fo:font-size="12pt" style:text-underline-style="none" fo:font-weight="normal" officeooo:rsid="003e3f71" officeooo:paragraph-rsid="00445abd" style:font-size-asian="10.5pt" style:font-weight-asian="normal" style:font-size-complex="12pt" style:font-weight-complex="normal"/>
    </style:style>
    <style:style style:name="P49" style:family="paragraph" style:parent-style-name="Standard" style:list-style-name="L1">
      <style:text-properties style:font-name="Monaco for Powerline" fo:font-size="12pt" style:text-underline-style="none" fo:font-weight="normal" officeooo:rsid="004b3d4b" officeooo:paragraph-rsid="004b3d4b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Monaco for Powerline" fo:font-size="12pt" style:text-underline-style="none" fo:font-weight="normal" officeooo:rsid="004b3d4b" officeooo:paragraph-rsid="004b3d4b" style:font-size-asian="10.5pt" style:font-weight-asian="normal" style:font-size-complex="12pt" style:font-weight-complex="normal"/>
    </style:style>
    <style:style style:name="P51" style:family="paragraph" style:parent-style-name="Standard" style:list-style-name="L1">
      <style:text-properties style:font-name="Monaco for Powerline" fo:font-size="12pt" style:text-underline-style="none" fo:font-weight="normal" officeooo:rsid="0051d3f6" officeooo:paragraph-rsid="0051d3f6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Monaco for Powerline" fo:font-size="12pt" style:text-underline-style="none" fo:font-weight="normal" officeooo:rsid="0051d3f6" officeooo:paragraph-rsid="00565c9d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Monaco for Powerline" fo:font-size="12pt" style:text-underline-style="none" fo:font-weight="normal" officeooo:rsid="0051d3f6" officeooo:paragraph-rsid="006003db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Monaco for Powerline" fo:font-size="12pt" style:text-underline-style="none" fo:font-weight="normal" officeooo:rsid="0051d3f6" officeooo:paragraph-rsid="00696b10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Monaco for Powerline" fo:font-size="12pt" style:text-underline-style="none" fo:font-weight="normal" officeooo:rsid="0051d3f6" officeooo:paragraph-rsid="0069889f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Monaco for Powerline" fo:font-size="12pt" style:text-underline-style="none" fo:font-weight="bold" officeooo:rsid="004626fd" officeooo:paragraph-rsid="004626fd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42f1e" style:font-size-asian="10.5pt" style:font-size-complex="12pt"/>
    </style:style>
    <style:style style:name="T4" style:family="text">
      <style:text-properties fo:font-size="12pt" officeooo:rsid="0089bf8e" style:font-size-asian="10.5pt" style:font-size-complex="12pt"/>
    </style:style>
    <style:style style:name="T5" style:family="text">
      <style:text-properties fo:font-size="12pt" fo:font-weight="normal" officeooo:rsid="0029a5fa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29bd6e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7c6b0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863cd2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898d42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89bf8e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8a8590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8c3895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8c8c5a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8d0d49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9163aa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93f7bb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98f7de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a2e438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b2aab6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bb040c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bcf995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c42003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c5fe26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cbbecf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cfe8e2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d6be5f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d6f32d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da1545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dcb73d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ddcdb4" style:font-size-asian="10.5pt" style:font-weight-asian="normal" style:font-size-complex="12pt" style:font-weight-complex="normal"/>
    </style:style>
    <style:style style:name="T32" style:family="text">
      <style:text-properties fo:font-size="11pt" officeooo:rsid="00142f1e" style:font-size-asian="11pt" style:font-size-complex="11pt"/>
    </style:style>
    <style:style style:name="T33" style:family="text">
      <style:text-properties fo:font-size="11pt" officeooo:rsid="00142f1e" style:font-size-asian="9.60000038146973pt" style:font-size-complex="11pt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fo:font-weight="normal" officeooo:rsid="0029a5fa" style:font-weight-asian="normal" style:font-weight-complex="normal"/>
    </style:style>
    <style:style style:name="T36" style:family="text">
      <style:text-properties officeooo:rsid="002a512b"/>
    </style:style>
    <style:style style:name="T37" style:family="text">
      <style:text-properties officeooo:rsid="00445abd"/>
    </style:style>
    <style:style style:name="T38" style:family="text">
      <style:text-properties officeooo:rsid="004c80ab"/>
    </style:style>
    <style:style style:name="T39" style:family="text">
      <style:text-properties officeooo:rsid="004fe8b0"/>
    </style:style>
    <style:style style:name="T40" style:family="text">
      <style:text-properties officeooo:rsid="0051d3f6"/>
    </style:style>
    <style:style style:name="T41" style:family="text">
      <style:text-properties officeooo:rsid="00537398"/>
    </style:style>
    <style:style style:name="T42" style:family="text">
      <style:text-properties officeooo:rsid="0059b2cc"/>
    </style:style>
    <style:style style:name="T43" style:family="text">
      <style:text-properties officeooo:rsid="005c4b22"/>
    </style:style>
    <style:style style:name="T44" style:family="text">
      <style:text-properties officeooo:rsid="006003db"/>
    </style:style>
    <style:style style:name="T45" style:family="text">
      <style:text-properties officeooo:rsid="0062921e"/>
    </style:style>
    <style:style style:name="T46" style:family="text">
      <style:text-properties officeooo:rsid="0062ad8b"/>
    </style:style>
    <style:style style:name="T47" style:family="text">
      <style:text-properties officeooo:rsid="0063849a"/>
    </style:style>
    <style:style style:name="T48" style:family="text">
      <style:text-properties officeooo:rsid="0064cc92"/>
    </style:style>
    <style:style style:name="T49" style:family="text">
      <style:text-properties officeooo:rsid="00696b10"/>
    </style:style>
    <style:style style:name="T50" style:family="text">
      <style:text-properties officeooo:rsid="0069889f"/>
    </style:style>
    <style:style style:name="T51" style:family="text">
      <style:text-properties officeooo:rsid="006b4ef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<text:span text:style-name="T3">Sudheer Achary</text:span></text:p>
      <text:p text:style-name="P1"><text:tab/><text:tab/><text:tab/><text:tab/><text:tab/><text:tab/><text:tab/><text:tab/><text:tab/><text:tab/><text:span text:style-name="T33">(</text:span><text:span text:style-name="T32">20161076)</text:span></text:p>
      <text:p text:style-name="P1"/>
      <text:p text:style-name="P1"><text:tab/><text:tab/><text:tab/><text:tab/><text:span text:style-name="T34">Compilers Project</text:span></text:p>
      <text:p text:style-name="P1"><text:tab/><text:tab/><text:tab/><text:tab/><text:tab/><text:tab/><text:tab/><text:tab/><text:tab/><text:tab/></text:p>
      <text:p text:style-name="P1"/>
      <text:p text:style-name="P1"/>
      <text:p text:style-name="P3">Flat-B Language Description:</text:p>
      <text:p text:style-name="P3"><text:tab/></text:p>
      <text:p text:style-name="P3"><text:tab/><text:tab/><text:span text:style-name="T5">Flat-B language mainly consists of declaration block where all the used variables are declared, code block consists of program logic expressed in multiple arithm</text:span><text:span text:style-name="T6">a</text:span><text:span text:style-name="T5">tic expressions, assignments, different kind of loops. <text:s/></text:span><text:span text:style-name="T35"><text:s/></text:span></text:p>
      <text:p text:style-name="P3"><text:tab/></text:p>
      <text:p text:style-name="P4">Flat-B Syntax:</text:p>
      <text:p text:style-name="P4"/>
      <text:p text:style-name="P2"/>
      <text:p text:style-name="P2">1. <text:span text:style-name="T1">Data Types</text:span>:</text:p>
      <text:p text:style-name="P2"/>
      <text:p text:style-name="P2"><text:tab/>Inegers and Array of Integers.</text:p>
      <text:p text:style-name="P2"><text:tab/><text:tab/></text:p>
      <text:p text:style-name="P2"><text:tab/>Format:</text:p>
      <text:p text:style-name="P2"><text:tab/><text:tab/>int &lt;variable&gt;</text:p>
      <text:p text:style-name="P2"><text:tab/><text:tab/>int &lt;variable&gt; [ &lt;number&gt; ];</text:p>
      <text:p text:style-name="P2"/>
      <text:p text:style-name="P2"><text:tab/>examples:</text:p>
      <text:p text:style-name="P2"><text:tab/><text:tab/>int data, array[100];</text:p>
      <text:p text:style-name="P2"><text:tab/><text:tab/>int sum;</text:p>
      <text:p text:style-name="P2"/>
      <text:p text:style-name="P2">2. <text:span text:style-name="T1">Declaration Block</text:span>:</text:p>
      <text:p text:style-name="P2"/>
      <text:p text:style-name="P2"><text:tab/>All the variables have to be declared in the declblock{....} before being used</text:p>
      <text:p text:style-name="P2"/>
      <text:p text:style-name="P2">3. Code Block:</text:p>
      <text:p text:style-name="P2"/>
      <text:p text:style-name="P2"><text:tab/>in the codeblock{...}. Multiple variables can be declared in the statement and each declaration statement ends with a semi-colon. </text:p>
      <text:p text:style-name="P2"/>
      <text:p text:style-name="P2">4. <text:span text:style-name="T1">Expressions</text:span>:</text:p>
      <text:p text:style-name="P2"/>
      <text:p text:style-name="P2"><text:tab/>Addition, Subtraction, Multiplication, Division, Mod operations are supported on integers of any arithmatic expressions.</text:p>
      <text:p text:style-name="P2"><text:tab/></text:p>
      <text:p text:style-name="P2"><text:tab/>examples:</text:p>
      <text:p text:style-name="P2"><text:tab/><text:tab/>v = 1 + 2;<text:tab/></text:p>
      <text:p text:style-name="P2"><text:tab/><text:tab/>v = a - 1;</text:p>
      <text:p text:style-name="P2"><text:tab/><text:tab/>v = 2*b / a;</text:p>
      <text:p text:style-name="P2"><text:tab/><text:tab/>v = A[i] * B[j];</text:p>
      <text:p text:style-name="P2"><text:tab/><text:tab/>v = A[i] / A[i+1];</text:p>
      <text:p text:style-name="P2"><text:soft-page-break/></text:p>
      <text:p text:style-name="P2">5. <text:span text:style-name="T1">For Statement</text:span>:</text:p>
      <text:p text:style-name="P2"><text:tab/></text:p>
      <text:p text:style-name="P2"><text:tab/>Types of for-loops supported</text:p>
      <text:p text:style-name="P2"/>
      <text:p text:style-name="P2"><text:tab/>Format:</text:p>
      <text:p text:style-name="P2"/>
      <text:p text:style-name="P2"><text:tab/>Type-1:</text:p>
      <text:p text:style-name="P2"/>
      <text:p text:style-name="P2"><text:tab/><text:tab/>for i = &lt;start_expression&gt;, &lt;end_expression&gt; {</text:p>
      <text:p text:style-name="P2"><text:tab/><text:tab/><text:tab/>.....</text:p>
      <text:p text:style-name="P2"><text:tab/><text:tab/>}</text:p>
      <text:p text:style-name="P2"/>
      <text:p text:style-name="P2"><text:tab/>Type-2:<text:tab/></text:p>
      <text:p text:style-name="P2"><text:tab/></text:p>
      <text:p text:style-name="P2"><text:tab/><text:tab/>for i = &lt;start_expression&gt;, &lt;end_expression&gt;, &lt;step_expression&gt; {</text:p>
      <text:p text:style-name="P2"><text:tab/><text:tab/><text:tab/>.....</text:p>
      <text:p text:style-name="P2"><text:tab/><text:tab/>}</text:p>
      <text:p text:style-name="P2"/>
      <text:p text:style-name="P2">6. <text:span text:style-name="T1">If-Else Statement</text:span>:</text:p>
      <text:p text:style-name="P2"><text:tab/></text:p>
      <text:p text:style-name="P2"><text:tab/>Format:</text:p>
      <text:p text:style-name="P2"><text:tab/><text:tab/>if &lt;condition&gt; {</text:p>
      <text:p text:style-name="P2"><text:tab/><text:tab/><text:tab/>....</text:p>
      <text:p text:style-name="P2"><text:tab/><text:tab/>}</text:p>
      <text:p text:style-name="P2"/>
      <text:p text:style-name="P2"><text:tab/><text:tab/>if &lt;condition&gt; {</text:p>
      <text:p text:style-name="P2"><text:tab/><text:tab/><text:tab/>...</text:p>
      <text:p text:style-name="P2"><text:tab/><text:tab/>}</text:p>
      <text:p text:style-name="P2"><text:tab/><text:tab/>else {</text:p>
      <text:p text:style-name="P2"><text:tab/><text:tab/><text:tab/>....</text:p>
      <text:p text:style-name="P2"><text:tab/><text:tab/>}</text:p>
      <text:p text:style-name="P2"/>
      <text:p text:style-name="P2">7. <text:span text:style-name="T1">While Statement</text:span>:</text:p>
      <text:p text:style-name="P2"/>
      <text:p text:style-name="P2"><text:tab/>Format:</text:p>
      <text:p text:style-name="P2"><text:tab/><text:tab/>while &lt;condition&gt; {</text:p>
      <text:p text:style-name="P2"/>
      <text:p text:style-name="P2"><text:tab/><text:tab/>}</text:p>
      <text:p text:style-name="P2"/>
      <text:p text:style-name="P2"><text:span text:style-name="T36">8</text:span>. <text:span text:style-name="T1">Print Statement</text:span>: </text:p>
      <text:p text:style-name="P2"><text:tab/></text:p>
      <text:p text:style-name="P2"><text:tab/>Format:</text:p>
      <text:p text:style-name="P2"><text:tab/><text:tab/>print &lt;variable&gt;</text:p>
      <text:p text:style-name="P2"><text:tab/><text:tab/>print &lt;string&gt;</text:p>
      <text:p text:style-name="P2"><text:tab/><text:tab/>print &lt;string&gt;, &lt;variable&gt;</text:p>
      <text:p text:style-name="P2"><text:tab/><text:tab/>println &lt;string&gt;</text:p>
      <text:p text:style-name="P2"/>
      <text:p text:style-name="P2"><text:span text:style-name="T36">9</text:span>. <text:span text:style-name="T1">Read Statement</text:span>:</text:p>
      <text:p text:style-name="P2"><text:tab/></text:p>
      <text:p text:style-name="P2"><text:tab/>Format:</text:p>
      <text:p text:style-name="P2"><text:tab/><text:tab/>read &lt;variable&gt;</text:p>
      <text:p text:style-name="P2"/>
      <text:p text:style-name="P41"/>
      <text:p text:style-name="P5"><text:soft-page-break/>Flat-B Semantics:</text:p>
      <text:p text:style-name="P42"/>
      <text:list xml:id="list1147545748" text:style-name="L1">
        <text:list-item>
          <text:p text:style-name="P43">All the variables must be declared before hand for the usage.</text:p>
          <text:p text:style-name="P43"/>
        </text:list-item>
        <text:list-item>
          <text:p text:style-name="P44">Only integer data type is supported for all variables and arrays.</text:p>
          <text:p text:style-name="P44"/>
        </text:list-item>
        <text:list-item>
          <text:p text:style-name="P45">In For loop intial value of loop_variable should always be less than or equal to final value.</text:p>
          <text:p text:style-name="P45"/>
        </text:list-item>
        <text:list-item>
          <text:p text:style-name="P46">Increment on for loop can be any positive constant (or) one.</text:p>
        </text:list-item>
      </text:list>
      <text:p text:style-name="P47"/>
      <text:p text:style-name="P56"><text:span text:style-name="T37"><text:tab/>Flat-B CFG examples:</text:span></text:p>
      <text:p text:style-name="P48"/>
      <text:p text:style-name="P48"><text:span text:style-name="T37"><text:tab/><text:tab/> </text:span></text:p>
      <text:list xml:id="list212313027077351" text:continue-numbering="true" text:style-name="L1">
        <text:list-header>
          <text:p text:style-name="P49">v = 1 + 2; </text:p>
          <text:p text:style-name="P49"/>
        </text:list-header>
      </text:list>
      <text:p text:style-name="P50"><text:tab/>=&gt; &lt;Location&gt; <text:span text:style-name="T40">EQ</text:span> &lt;Location&gt; + &lt;Location&gt; SC</text:p>
      <text:list xml:id="list212313392943315" text:continue-numbering="true" text:style-name="L1">
        <text:list-header>
          <text:p text:style-name="P49"/>
          <text:p text:style-name="P49">=&gt; <text:span text:style-name="T38">&lt;Location&gt; EQ &lt;Expression&gt; SC</text:span></text:p>
        </text:list-header>
      </text:list>
      <text:p text:style-name="P50"><text:tab/></text:p>
      <text:p text:style-name="P50"><text:tab/><text:span text:style-name="T38">=&gt; &lt;Assignment Expression&gt; </text:span></text:p>
      <text:p text:style-name="P50"/>
      <text:p text:style-name="P50"/>
      <text:p text:style-name="P50"/>
      <text:p text:style-name="P50"><text:tab/><text:span text:style-name="T39">if a == b {</text:span></text:p>
      <text:p text:style-name="P50"><text:tab/><text:tab/><text:span text:style-name="T39">print “a b are Equal”;</text:span><text:tab/></text:p>
      <text:p text:style-name="P50"><text:tab/><text:span text:style-name="T39">}</text:span></text:p>
      <text:p text:style-name="P50"><text:tab/><text:span text:style-name="T39">else {</text:span></text:p>
      <text:p text:style-name="P50"><text:tab/><text:tab/><text:span text:style-name="T39">print “a b are Not Equal”;</text:span></text:p>
      <text:p text:style-name="P50"><text:tab/><text:span text:style-name="T39">}</text:span></text:p>
      <text:list xml:id="list212312855101965" text:continue-numbering="true" text:style-name="L1">
        <text:list-header>
          <text:p text:style-name="P46"><text:s/></text:p>
          <text:p text:style-name="P51">=&gt; IF &lt;Location&gt; EQUALS &lt;<text:span text:style-name="T41">Location&gt; OP PRINT &lt;string&gt; CP</text:span></text:p>
        </text:list-header>
      </text:list>
      <text:p text:style-name="P52"><text:tab/><text:tab/><text:span text:style-name="T42">ELSE OP PRINT &lt;string&gt; CP</text:span></text:p>
      <text:p text:style-name="P52"/>
      <text:p text:style-name="P52"><text:tab/><text:span text:style-name="T42">=&gt; IF &lt;Condition&gt; OP &lt;Statement&gt; CP </text:span></text:p>
      <text:p text:style-name="P52"><text:tab/><text:tab/><text:span text:style-name="T42">ELSE OP &lt;Statement&gt; CP</text:span></text:p>
      <text:p text:style-name="P52"/>
      <text:p text:style-name="P52"><text:tab/><text:span text:style-name="T42">=&gt; IF &lt;Condition&gt; &lt;If_Block&gt; ELSE &lt;Else_Block&gt;</text:span></text:p>
      <text:p text:style-name="P52"/>
      <text:p text:style-name="P52"><text:tab/><text:span text:style-name="T43">=&gt; &lt;IfElseStatement&gt;</text:span></text:p>
      <text:p text:style-name="P52"/>
      <text:p text:style-name="P52"/>
      <text:p text:style-name="P52"/>
      <text:p text:style-name="P52"><text:tab/><text:span text:style-name="T44">for i = 1, j { </text:span></text:p>
      <text:p text:style-name="P53"><text:tab/><text:tab/><text:span text:style-name="T44">print “value is : ”, j</text:span></text:p>
      <text:p text:style-name="P53"><text:span text:style-name="T44"><text:tab/>}</text:span></text:p>
      <text:p text:style-name="P53"/>
      <text:p text:style-name="P53"><text:tab/><text:span text:style-name="T45">=&gt; FOR &lt;Location&gt; EQ &lt;Location&gt; COMMA &lt;Location&gt; OP</text:span></text:p>
      <text:p text:style-name="P53"><text:tab/><text:tab/><text:span text:style-name="T45">PRINT &lt;string&gt; COMMA &lt;Location&gt;</text:span></text:p>
      <text:p text:style-name="P53"><text:tab/><text:tab/><text:span text:style-name="T45">CP</text:span></text:p>
      <text:p text:style-name="P53"/>
      <text:p text:style-name="P53"><text:tab/><text:span text:style-name="T46">=&gt; FOR &lt;Location&gt; EQ &lt;Expression&gt; COMMA &lt;Expression&gt; OP <text:tab/><text:tab/><text:tab/>&lt;Statement&gt;</text:span></text:p>
      <text:p text:style-name="P53"><text:tab/><text:tab/><text:span text:style-name="T47">CP</text:span></text:p>
      <text:p text:style-name="P53"><text:soft-page-break/></text:p>
      <text:p text:style-name="P53"><text:tab/><text:span text:style-name="T47">=&gt; FOR &lt;Location&gt; EQ &lt;Expression&gt; COMMA &lt;Expression&gt; <text:tab/><text:tab/><text:tab/><text:tab/>&lt;For_Block&gt;</text:span></text:p>
      <text:p text:style-name="P53"/>
      <text:p text:style-name="P53"><text:tab/><text:span text:style-name="T48">=&gt; &lt;For_Statement&gt;</text:span></text:p>
      <text:p text:style-name="P53"/>
      <text:p text:style-name="P53"/>
      <text:p text:style-name="P53"/>
      <text:p text:style-name="P53"><text:tab/><text:span text:style-name="T49">while i &lt; 100 {</text:span></text:p>
      <text:p text:style-name="P54"><text:tab/><text:tab/><text:span text:style-name="T49">Print i;</text:span></text:p>
      <text:p text:style-name="P54"><text:span text:style-name="T49"><text:tab/>}</text:span></text:p>
      <text:p text:style-name="P54"/>
      <text:p text:style-name="P54"><text:tab/><text:span text:style-name="T50">=&gt; WHILE &lt;Location&gt; L &lt;Location&gt; OP</text:span></text:p>
      <text:p text:style-name="P55"><text:tab/><text:tab/><text:tab/><text:span text:style-name="T50">PRINT &lt;Location&gt;</text:span><text:tab/></text:p>
      <text:p text:style-name="P55"><text:span text:style-name="T50"><text:tab/><text:tab/>CP</text:span></text:p>
      <text:p text:style-name="P53"><text:tab/></text:p>
      <text:p text:style-name="P53"><text:tab/><text:span text:style-name="T51">=&gt; WHILE &lt;Condition&gt; OP &lt;Statement&gt; CP</text:span></text:p>
      <text:p text:style-name="P53"/>
      <text:p text:style-name="P53"><text:tab/><text:span text:style-name="T51">=&gt; WHILE &lt;Condition&gt; &lt;While_Block&gt;</text:span></text:p>
      <text:p text:style-name="P53"/>
      <text:p text:style-name="P53"><text:tab/><text:span text:style-name="T51">=&gt; &lt;While_Statement&gt;</text:span></text:p>
      <text:p text:style-name="P53"/>
      <text:p text:style-name="P53"><text:tab/></text:p>
      <text:p text:style-name="P6">Flat-B Abstract Syntax Tree Design:</text:p>
      <text:p text:style-name="P6"/>
      <text:p text:style-name="P8"><text:span text:style-name="T9">All nodes in a</text:span><text:span text:style-name="T8">bstract </text:span><text:span text:style-name="T9">syntax </text:span><text:span text:style-name="T10">are of type &lt;ASTNode&gt;.</text:span></text:p>
      <text:p text:style-name="P8"><text:span text:style-name="T10"/></text:p>
      <text:p text:style-name="P8"><text:span text:style-name="T13">E</text:span><text:span text:style-name="T11">ach of <text:s/>the classes get inherits from &lt;ASTNode&gt;.</text:span></text:p>
      <text:p text:style-name="P7"><text:span text:style-name="T11"/></text:p>
      <text:p text:style-name="P13"><text:span text:style-name="T7">&lt;</text:span><text:span text:style-name="T11">A</text:span><text:span text:style-name="T7">STNode&gt;</text:span></text:p>
      <text:p text:style-name="P13"><text:span text:style-name="T11">|</text:span></text:p>
      <text:p text:style-name="P7"><text:span text:style-name="T12">|----</text:span><text:span text:style-name="T11">&lt;Variable&gt;</text:span></text:p>
      <text:p text:style-name="P28"><text:span text:style-name="T12">|</text:span></text:p>
      <text:p text:style-name="P7"><text:span text:style-name="T12">|----</text:span><text:span text:style-name="T11">&lt;FieldDeclaration&gt;</text:span></text:p>
      <text:p text:style-name="P28"><text:span text:style-name="T12">|</text:span></text:p>
      <text:p text:style-name="P7"><text:span text:style-name="T12">|----</text:span><text:span text:style-name="T11">&lt;Statement&gt;</text:span></text:p>
      <text:p text:style-name="P29"><text:span text:style-name="T12">|</text:span></text:p>
      <text:p text:style-name="P7"><text:span text:style-name="T12">|----</text:span><text:span text:style-name="T11">&lt;Main&gt;</text:span></text:p>
      <text:p text:style-name="P29"><text:span text:style-name="T12">|</text:span></text:p>
      <text:p text:style-name="P7"><text:span text:style-name="T12">|----</text:span><text:span text:style-name="T11">&lt;Location&gt; </text:span></text:p>
      <text:p text:style-name="P29"><text:span text:style-name="T11">|</text:span></text:p>
      <text:p text:style-name="P19"><text:span text:style-name="T11">|----</text:span><text:span text:style-name="T7">&lt;Block&gt;</text:span></text:p>
      <text:p text:style-name="P7"><text:span text:style-name="T11"/></text:p>
      <text:p text:style-name="P9"><text:span text:style-name="T13">E</text:span><text:span text:style-name="T11">ach of <text:s/>the classes get inherits from &lt;</text:span><text:span text:style-name="T14">Statement</text:span><text:span text:style-name="T11">&gt;.</text:span></text:p>
      <text:p text:style-name="P8"><text:span text:style-name="T11"/></text:p>
      <text:p text:style-name="P15"><text:span text:style-name="T11">&lt;</text:span><text:span text:style-name="T7">Statement&gt;</text:span></text:p>
      <text:p text:style-name="P15"><text:span text:style-name="T7">|</text:span></text:p>
      <text:p text:style-name="P10"><text:span text:style-name="T15">|----</text:span><text:span text:style-name="T11">&lt;For_Statement&gt;</text:span></text:p>
      <text:p text:style-name="P27"><text:span text:style-name="T15">|</text:span></text:p>
      <text:p text:style-name="P10"><text:span text:style-name="T15">|----</text:span><text:span text:style-name="T11">&lt;While_Statement&gt;</text:span></text:p>
      <text:p text:style-name="P27"><text:span text:style-name="T15">|</text:span></text:p>
      <text:p text:style-name="P10"><text:span text:style-name="T15">|----</text:span><text:span text:style-name="T11">&lt;If</text:span><text:span text:style-name="T18">_</text:span><text:span text:style-name="T11">Else_Statement&gt;</text:span></text:p>
      <text:p text:style-name="P27"><text:span text:style-name="T15">|</text:span></text:p>
      <text:p text:style-name="P10"><text:span text:style-name="T15">|----</text:span><text:span text:style-name="T11">&lt;Print_Statement&gt;</text:span></text:p>
      <text:p text:style-name="P27"><text:span text:style-name="T15">|</text:span></text:p>
      <text:p text:style-name="P10"><text:soft-page-break/><text:span text:style-name="T15">|----</text:span><text:span text:style-name="T11">&lt;Read_Statement&gt;</text:span></text:p>
      <text:p text:style-name="P27"><text:span text:style-name="T11">|</text:span></text:p>
      <text:p text:style-name="P20"><text:span text:style-name="T11">|----</text:span><text:span text:style-name="T7">&lt;Assignment_</text:span><text:span text:style-name="T17">Statement</text:span><text:span text:style-name="T7">&gt;</text:span></text:p>
      <text:p text:style-name="P27"><text:span text:style-name="T11">|</text:span></text:p>
      <text:p text:style-name="P22"><text:span text:style-name="T11">|----</text:span><text:span text:style-name="T7">&lt;Expression_Statement&gt;</text:span></text:p>
      <text:p text:style-name="P22"><text:span text:style-name="T11"/></text:p>
      <text:p text:style-name="P16"><text:span text:style-name="T4">C</text:span><text:span text:style-name="T2">omplete AST Class Hierarchy</text:span><text:span text:style-name="T7"> </text:span></text:p>
      <text:p text:style-name="P10"><text:span text:style-name="T11"/></text:p>
      <text:p text:style-name="P14"><text:span text:style-name="T7">&lt;</text:span><text:span text:style-name="T11">A</text:span><text:span text:style-name="T7">STNode&gt;</text:span></text:p>
      <text:p text:style-name="P14"><text:span text:style-name="T11">|</text:span></text:p>
      <text:p text:style-name="P11"><text:span text:style-name="T12">|----</text:span><text:span text:style-name="T11">&lt;Variable&gt;</text:span></text:p>
      <text:p text:style-name="P24"><text:span text:style-name="T11">|</text:span></text:p>
      <text:p text:style-name="P11"><text:span text:style-name="T12">|----</text:span><text:span text:style-name="T11">&lt;Field_Declaration&gt;</text:span></text:p>
      <text:p text:style-name="P24"><text:span text:style-name="T12">|</text:span></text:p>
      <text:p text:style-name="P11"><text:span text:style-name="T12">|----</text:span><text:span text:style-name="T11">&lt;Statement&gt;</text:span></text:p>
      <text:p text:style-name="P25"><text:span text:style-name="T16">|<text:tab/><text:tab/>|</text:span></text:p>
      <text:p text:style-name="P11"><text:span text:style-name="T16">|</text:span><text:span text:style-name="T15"><text:tab/><text:tab/>|----</text:span><text:span text:style-name="T11">&lt;For_Statement&gt;</text:span></text:p>
      <text:p text:style-name="P24"><text:span text:style-name="T16">|<text:tab/><text:tab/></text:span><text:span text:style-name="T7">|</text:span></text:p>
      <text:p text:style-name="P11"><text:span text:style-name="T16">|</text:span><text:span text:style-name="T15"><text:tab/><text:tab/>|----</text:span><text:span text:style-name="T11">&lt;While_Statement&gt;</text:span></text:p>
      <text:p text:style-name="P24"><text:span text:style-name="T16">|<text:tab/><text:tab/>|</text:span></text:p>
      <text:p text:style-name="P11"><text:span text:style-name="T16">|</text:span><text:span text:style-name="T15"><text:tab/><text:tab/>|----</text:span><text:span text:style-name="T11">&lt;If_Else_Statement&gt;</text:span></text:p>
      <text:p text:style-name="P24"><text:span text:style-name="T16">|<text:tab/><text:tab/>|</text:span></text:p>
      <text:p text:style-name="P11"><text:span text:style-name="T16">|</text:span><text:span text:style-name="T15"><text:tab/><text:tab/>|----</text:span><text:span text:style-name="T11">&lt;Print_Statement&gt;</text:span></text:p>
      <text:p text:style-name="P24"><text:span text:style-name="T16">|<text:tab/><text:tab/>|</text:span></text:p>
      <text:p text:style-name="P11"><text:span text:style-name="T16">|</text:span><text:span text:style-name="T15"><text:tab/><text:tab/>|----</text:span><text:span text:style-name="T11">&lt;Read_Statement&gt;</text:span></text:p>
      <text:p text:style-name="P24"><text:span text:style-name="T16">|<text:tab/><text:tab/></text:span><text:span text:style-name="T11">|</text:span></text:p>
      <text:p text:style-name="P21"><text:span text:style-name="T11">|<text:tab/><text:tab/></text:span><text:span text:style-name="T7">|----&lt;Assignment_Statement&gt;</text:span></text:p>
      <text:p text:style-name="P24"><text:span text:style-name="T16">|<text:tab/><text:tab/></text:span><text:span text:style-name="T7">|</text:span></text:p>
      <text:p text:style-name="P23"><text:span text:style-name="T7">|<text:tab/><text:tab/>|----&lt;Expression_Statement&gt;</text:span></text:p>
      <text:p text:style-name="P11"><text:span text:style-name="T12">|----</text:span><text:span text:style-name="T11">&lt;Main&gt;</text:span></text:p>
      <text:p text:style-name="P26"><text:span text:style-name="T11">|</text:span></text:p>
      <text:p text:style-name="P12"><text:span text:style-name="T12">|----</text:span><text:span text:style-name="T11">&lt;Location&gt;</text:span></text:p>
      <text:p text:style-name="P12"><text:span text:style-name="T19">|</text:span><text:span text:style-name="T11"> </text:span></text:p>
      <text:p text:style-name="P17"><text:span text:style-name="T11">|----</text:span><text:span text:style-name="T7">&lt;Block&gt;</text:span></text:p>
      <text:p text:style-name="P17"><text:span text:style-name="T7"/></text:p>
      <text:p text:style-name="P30">Flat-B Interpreter Design:</text:p>
      <text:p text:style-name="P17"><text:span text:style-name="T7"/></text:p>
      <text:p text:style-name="P18"><text:span text:style-name="T20">Each of the node in Flat-B AST can be interpreted by function call </text:span></text:p>
      <text:p text:style-name="P18"><text:span text:style-name="T20"/></text:p>
      <text:p text:style-name="P18"><text:span text:style-name="T20"><text:tab/>int &lt;ClassName&gt;::interpret()</text:span></text:p>
      <text:p text:style-name="P18"><text:span text:style-name="T20"/></text:p>
      <text:p text:style-name="P31"><text:span text:style-name="T7">Flat-B </text:span><text:span text:style-name="T20">I</text:span><text:span text:style-name="T7">nterpreter parses the grammar, interprets each node and runs corresponding action in C++.</text:span></text:p>
      <text:p text:style-name="P31"><text:span text:style-name="T7"/></text:p>
      <text:p text:style-name="P31"><text:span text:style-name="T7">Interpreter has two symbol tables for variables, array</text:span></text:p>
      <text:p text:style-name="P31"><text:span text:style-name="T7"/></text:p>
      <text:p text:style-name="P32"><text:span text:style-name="T7">variable symbol table</text:span></text:p>
      <text:p text:style-name="P32"><text:span text:style-name="T7"/></text:p>
      <text:p text:style-name="P32"><text:span text:style-name="T7"><text:tab/>map &lt;</text:span><text:span text:style-name="T21">string, int</text:span><text:span text:style-name="T7">&gt; </text:span><text:span text:style-name="T21">var_table</text:span></text:p>
      <text:p text:style-name="P32"><text:span text:style-name="T7"/></text:p>
      <text:p text:style-name="P33"><text:span text:style-name="T7">array symbol table</text:span></text:p>
      <text:p text:style-name="P33"><text:span text:style-name="T7"/></text:p>
      <text:p text:style-name="P33"><text:span text:style-name="T7"><text:tab/></text:span><text:span text:style-name="T22">map &lt;string, vector &lt;int&gt; &gt; array_table</text:span></text:p>
      <text:p text:style-name="P34"><text:span text:style-name="T22"/></text:p>
      <text:p text:style-name="P34"><text:span text:style-name="T22"/></text:p>
      <text:p text:style-name="P35"><text:soft-page-break/><text:span text:style-name="T7">Field</text:span><text:span text:style-name="T22">D</text:span><text:span text:style-name="T7">eclaration::interpret() -- declares &amp; stores variables in <text:tab/><text:tab/><text:tab/><text:tab/><text:tab/><text:tab/><text:tab/><text:tab/>var_table </text:span><text:span text:style-name="T24">or</text:span><text:span text:style-name="T7"> array_table.</text:span></text:p>
      <text:p text:style-name="P35"><text:span text:style-name="T7"/></text:p>
      <text:p text:style-name="P35"><text:span text:style-name="T23">Location::interpret() -- </text:span><text:span text:style-name="T24">returns value from var_table or <text:tab/><text:tab/><text:tab/><text:tab/><text:tab/><text:tab/><text:tab/><text:tab/>array_table.</text:span></text:p>
      <text:p text:style-name="P35"><text:span text:style-name="T24"/></text:p>
      <text:p text:style-name="P36"><text:span text:style-name="T24">E</text:span><text:span text:style-name="T7">xpression::interpret() -- returns value after evaluating <text:tab/><text:tab/><text:tab/><text:tab/><text:tab/><text:tab/><text:tab/><text:tab/>expression.</text:span></text:p>
      <text:p text:style-name="P36"><text:span text:style-name="T7"/></text:p>
      <text:p text:style-name="P37"><text:span text:style-name="T7">Assignment::interpret() -- evalu</text:span><text:span text:style-name="T26">a</text:span><text:span text:style-name="T7">tes rhs expression in assignment <text:tab/><text:tab/><text:tab/><text:tab/><text:tab/><text:tab/></text:span><text:span text:style-name="T25">and stores in lhs Location.</text:span></text:p>
      <text:p text:style-name="P33"><text:span text:style-name="T22"/></text:p>
      <text:p text:style-name="P38"><text:span text:style-name="T22">W</text:span><text:span text:style-name="T7">hile::interpret() -- </text:span><text:span text:style-name="T26">evaluates &lt;While_Block&gt; till <text:tab/><text:tab/><text:tab/><text:tab/><text:tab/><text:tab/><text:tab/><text:tab/>&lt;While_Condition&gt; fails.</text:span></text:p>
      <text:p text:style-name="P38"><text:span text:style-name="T7"/></text:p>
      <text:p text:style-name="P39"><text:span text:style-name="T7">For::interpret() --<text:tab/></text:span><text:span text:style-name="T28">evaluates &lt;For_Block&gt; for given &lt;loop_variable&gt;</text:span></text:p>
      <text:p text:style-name="P39"><text:span text:style-name="T28"><text:tab/><text:tab/><text:tab/><text:tab/>from </text:span><text:span text:style-name="T29">&lt;start&gt; to &lt;end&gt; with given &lt;step&gt;. </text:span></text:p>
      <text:p text:style-name="P38"><text:span text:style-name="T7"/></text:p>
      <text:p text:style-name="P40"><text:span text:style-name="T7">IfElse::interpret() -- </text:span><text:span text:style-name="T30">evaluates &lt;If_Condition&gt; if true evaluates <text:tab/><text:tab/><text:tab/><text:tab/><text:tab/>&lt;If_Block&gt; otherwise </text:span><text:span text:style-name="T31">evaluates <text:tab/><text:tab/><text:tab/><text:tab/><text:tab/><text:tab/><text:tab/></text:span><text:span text:style-name="T30">&lt;Else_Block&gt;</text:span></text:p>
      <text:p text:style-name="P40"><text:span text:style-name="T30"/></text:p>
      <text:p text:style-name="P40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Monaco for Powerline" svg:font-family="'Monaco for Powe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8:36:46.766291818</meta:creation-date>
    <dc:date>2017-11-13T21:22:08.145182412</dc:date>
    <meta:editing-duration>PT2H17M8S</meta:editing-duration>
    <meta:editing-cycles>141</meta:editing-cycles>
    <meta:generator>LibreOffice/5.4.1.2$Linux_X86_64 LibreOffice_project/40m0$Build-2</meta:generator>
    <meta:document-statistic meta:table-count="0" meta:image-count="0" meta:object-count="0" meta:page-count="6" meta:paragraph-count="198" meta:word-count="682" meta:character-count="4556" meta:non-whitespace-character-count="3813"/>
  </office:meta>
</office:document-meta>
</file>